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name-asian="Arial" style:font-size-asian="10pt" style:font-name-complex="Arial"/>
    </style:style>
    <style:style style:name="P2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style:text-autospace="none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line-height="200%" fo:text-align="center" style:justify-single-word="false" style:shadow="none"/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Arial" fo:font-size="10pt" style:font-name-asian="Arial" style:font-size-asian="10pt" style:font-name-complex="Arial" style:font-size-complex="10pt"/>
    </style:style>
    <style:style style:name="P15" style:family="paragraph" style:parent-style-name="Standard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FORM 146A</text:span> -Rule 146</text:p>
      <text:p text:style-name="P4"/>
      <text:p text:style-name="P9">AFFIDAVIT OF SERVICE</text:p>
      <text:p text:style-name="P4"/>
      <text:p text:style-name="P5">T-1450-15</text:p>
      <text:p text:style-name="P2"/>
      <text:p text:style-name="P11"/>
      <text:p text:style-name="P10">FEDERAL COURT OF CANADA</text:p>
      <text:p text:style-name="Standard"/>
      <text:p text:style-name="Standard"/>
      <text:p text:style-name="P1">BETWEEN:</text:p>
      <text:p text:style-name="P11"/>
      <text:p text:style-name="P10">Radu Hociung</text:p>
      <text:p text:style-name="P7">Plaintiff</text:p>
      <text:p text:style-name="P11"/>
      <text:p text:style-name="P8">and</text:p>
      <text:p text:style-name="P11"/>
      <text:p text:style-name="P10">Minister of Public Safety and Emergency Preparedness</text:p>
      <text:p text:style-name="P5">Defendant</text:p>
      <text:p text:style-name="P4"/>
      <text:p text:style-name="P4">AFFIDAVIT OF SERVICE</text:p>
      <text:p text:style-name="P12"/>
      <text:p text:style-name="P6"/>
      <text:p text:style-name="P6"><text:tab/>I, Radu Hociung, of the City of Solidaridad in the Quintana Roo state of Mexico, SWEAR THAT:</text:p>
      <text:p text:style-name="P6"/>
      <text:p text:style-name="P3">I served Minister of Public Safety and Emergency Preparedness with Questions Arising from discovery answers by sending a copy by email in two parts on February 2nd and 7th, 2017 to Eric Peterson, solicitor for the Defendant, at Eric.Peterson@justice.gc.ca</text:p>
      <text:p text:style-name="P3"/>
      <text:p text:style-name="P3">Sworn before me at the City of Solidaridad in the Quintana Roo state of Mexico on November 29, 2017.</text:p>
      <text:p text:style-name="P3"/>
      <text:p text:style-name="P3"/>
      <text:p text:style-name="P3">______________________________________</text:p>
      <text:p text:style-name="P3">Commissioner for Taking Affidavits</text:p>
      <text:p text:style-name="P3">(or as the case may be)</text:p>
      <text:p text:style-name="P3"><text:s/></text:p>
      <text:p text:style-name="P3"/>
      <text:p text:style-name="P3"/>
      <text:p text:style-name="P3">_____________________________</text:p>
      <text:p text:style-name="P3">Radu Hociung</text:p>
      <text:p text:style-name="P3"/>
      <text:p text:style-name="P3">SOR/2004-283, s. 35</text:p>
      <text:p text:style-name="P3"/>
      <text:p text:style-name="P14"><text:span text:style-name="T1">FORMULARIO 146A</text:span> -Regla 146</text:p>
      <text:p text:style-name="P4"/>
      <text:p text:style-name="P9">ACUERDO DE SERVICIO</text:p>
      <text:p text:style-name="P4"/>
      <text:p text:style-name="P5">T-1450-15</text:p>
      <text:p text:style-name="P2"/>
      <text:p text:style-name="P11"/>
      <text:p text:style-name="P10">CORTE FEDERAL DE CANADÁ</text:p>
      <text:p text:style-name="Standard"/>
      <text:p text:style-name="Standard"/>
      <text:p text:style-name="P1">ENTRE:</text:p>
      <text:p text:style-name="P11"/>
      <text:p text:style-name="P10">Radu Hociung</text:p>
      <text:p text:style-name="P7">Demandante</text:p>
      <text:p text:style-name="P11"/>
      <text:p text:style-name="P8">y</text:p>
      <text:p text:style-name="P11"/>
      <text:p text:style-name="P10">Ministro de Seguridad Pública y Preparación para Emergencias</text:p>
      <text:p text:style-name="P5">Acusado</text:p>
      <text:p text:style-name="P4"/>
      <text:p text:style-name="P9">ACUERDO DE SERVICIO</text:p>
      <text:p text:style-name="P12"/>
      <text:p text:style-name="P6"/>
      <text:p text:style-name="P6"><text:tab/>Yo, Radu Hociung, de la Ciudad de Solidaridad en el Estado de Quintana Roo de Mexico, JURAMOS QUE:</text:p>
      <text:p text:style-name="P6"/>
      <text:p text:style-name="P3">Serví al Ministro de Seguridad Pública y Preparación para Emergencias con preguntas surgidas de las respuestas de descubrimiento enviando una copia por correo electrónico en dos partes el 2 y 7 de febrero de 2017 a Eric Peterson, abogado del Demandado, a Eric.Peterson@justice.gc.ca</text:p>
      <text:p text:style-name="P3"/>
      <text:p text:style-name="P3">Jurado ante mí en la Ciudad de Solidaridad en el Estado de Quintana Roo de Mexico el 21 de febrero de 2017.</text:p>
      <text:p text:style-name="P3"/>
      <text:p text:style-name="P3"/>
      <text:p text:style-name="P3">______________________________________</text:p>
      <text:p text:style-name="P3">Comisionado para la Entrega de Declaraciones Juradas</text:p>
      <text:p text:style-name="P3">(O según sea el caso)</text:p>
      <text:p text:style-name="P3"><text:s/></text:p>
      <text:p text:style-name="P3"/>
      <text:p text:style-name="P3"/>
      <text:p text:style-name="P3">_____________________________</text:p>
      <text:p text:style-name="P3">Radu Hociung</text:p>
      <text:p text:style-name="P3"/>
      <text:p text:style-name="P3">SOR/2004-283, s. 35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text-align="start" style:justify-single-word="false" fo:text-indent="0cm" style:auto-text-indent="false" style:text-autospace="ideograph-alpha" style:vertical-align="auto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rry Phillips</meta:initial-creator>
    <dc:creator>Radu Hociung</dc:creator>
    <meta:creation-date>2005-01-11T13:26:00</meta:creation-date>
    <dc:date>2017-11-29T14:48:38.70</dc:date>
    <meta:generator>OpenOffice/4.0.1$Win32 OpenOffice.org_project/401m5$Build-9714</meta:generator>
    <meta:editing-duration>PT3H2M31S</meta:editing-duration>
    <meta:editing-cycles>8</meta:editing-cycles>
    <meta:document-statistic meta:table-count="0" meta:image-count="0" meta:object-count="0" meta:page-count="2" meta:paragraph-count="42" meta:word-count="251" meta:character-count="1640"/>
  </office:meta>
</office:document-meta>
</file>